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enum_private.test_enum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ToArrayTest_enum_private.test_enum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enum_private.test_enum_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enum_private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